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Klucz=1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.</text:p>
          </table:table-cell>
          <table:table-cell table:number-columns-repeated="42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8:10:48.369893035</meta:creation-date>
    <dc:date>2018-02-08T08:45:57.419552620</dc:date>
    <meta:editing-duration>PT24M49S</meta:editing-duration>
    <meta:editing-cycles>1</meta:editing-cycles>
    <meta:document-statistic meta:table-count="1" meta:cell-count="57" meta:object-count="0"/>
    <meta:generator>LibreOffice/5.4.2.2$Linux_X86_64 LibreOffice_project/40m0$Build-2</meta:generator>
  </office:meta>
</office:document-meta>
</file>